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no.3</text:span></text:p>
      <text:p text:style-name="P1"><text:span text:style-name="T1">A.creation of salesman_master</text:span></text:p>
      <text:p text:style-name="P1"><text:span text:style-name="T1">create table salesman_master (salesman_no varchar(6) primary key constraint start_s check (salesman_no like 'S%'), </text:span></text:p>
      <text:p text:style-name="P1"><text:span text:style-name="T1">salesman_name varchar(20) not null, address1 varchar(30) not null, address2 varchar(30),</text:span></text:p>
      <text:p text:style-name="P1"><text:span text:style-name="T1">city varchar(20), pincode varchar(6), "state" varchar(20), sal_amt number(8,2) not null constraint salchecknotzero check(sal_amt!=0),</text:span></text:p>
      <text:p text:style-name="P1"><text:span text:style-name="T1">tgt_to_get number(6,2) not null constraint tgtchecknotzero check(tgt_to_get !=0), ytd_sales number(6,2) not null, remarks varchar(60));</text:span></text:p>
      <text:p text:style-name="P1"><text:span text:style-name="T1"/></text:p>
      <text:p text:style-name="P1"><text:span text:style-name="T1">b. creation of sales_order</text:span></text:p>
      <text:p text:style-name="P1"><text:span text:style-name="T1">Create table sales_order (</text:span></text:p>
      <text:p text:style-name="P1"><text:span text:style-name="T1">s_order_no VARCHAR(6) PRIMARY KEY CONSTRAINT start_in_o </text:span></text:p>
      <text:p text:style-name="P1"><text:span text:style-name="T1">CHECK(s_order_no LIKE 'O%'),</text:span></text:p>
      <text:p text:style-name="P1"><text:span text:style-name="T1">s_order_date DATE DEFAULT '10-MAY-96',</text:span></text:p>
      <text:p text:style-name="P1"><text:span text:style-name="T1">cleint_no VARCHAR(6) REFERENCES client_master(cleint_no),</text:span></text:p>
      <text:p text:style-name="P1"><text:span text:style-name="T1">dely_addr VARCHAR(25),</text:span></text:p>
      <text:p text:style-name="P1"><text:span text:style-name="T1">dely_type char(1) default 'F',</text:span></text:p>
      <text:p text:style-name="P1"><text:span text:style-name="T1">billed_yn CHAR(1) DEFAULT 'N',</text:span></text:p>
      <text:p text:style-name="P1"><text:span text:style-name="T1">salesman_no VARCHAR(6) REFERENCES salesman_master(salesman_no),</text:span></text:p>
      <text:p text:style-name="P1"><text:span text:style-name="T1">dely_date DATE ,</text:span></text:p>
      <text:p text:style-name="P1"><text:span text:style-name="T1">order_status VARCHAR(10),</text:span></text:p>
      <text:p text:style-name="P1"><text:span text:style-name="T1">CONSTRAINT check_date CHECK(dely_date&gt;s_order_date),</text:span></text:p>
      <text:p text:style-name="P1"><text:span text:style-name="T1">CONSTRAINT check_yn CHECK (billed_yn = ANY('Y','N')),</text:span></text:p>
      <text:p text:style-name="P1"><text:span text:style-name="T1">CONSTRAINT orderstat_check CHECK(order_status = ANY('in </text:span></text:p>
      <text:p text:style-name="P1"><text:span text:style-name="T1">process','FullFilled', 'BackOrder', 'Canceled')));</text:span></text:p>
      <text:p text:style-name="P1"><text:span text:style-name="T1"/></text:p>
      <text:p text:style-name="P1"><text:span text:style-name="T1">c. creation of sales_order_details</text:span></text:p>
      <text:p text:style-name="P1"><text:span text:style-name="T1">create table sales_order_details(</text:span></text:p>
      <text:p text:style-name="P1"><text:span text:style-name="T1">s_order_no varchar(6) references sales_order,</text:span></text:p>
      <text:p text:style-name="P1"><text:span text:style-name="T1">product_no varchar(6) references product_master,</text:span></text:p>
      <text:p text:style-name="P1"><text:span text:style-name="T1">qty_ordered number(8),</text:span></text:p>
      <text:p text:style-name="P1"><text:span text:style-name="T1">qty_disp number(8),</text:span></text:p>
      <text:p text:style-name="P1"><text:span text:style-name="T1">product_rate number(10,2));</text:span></text:p>
      <text:p text:style-name="P1"><text:span text:style-name="T1"/></text:p>
      <text:p text:style-name="P1"><text:span text:style-name="T1">2. inserting the data of sales_master</text:span></text:p>
      <text:p text:style-name="P1"><text:span text:style-name="T1">insert into salesman_master(salesman_no, salesman_name,address1, address2,city,</text:span></text:p>
      <text:p text:style-name="P1"><text:span text:style-name="T1">pincode,"state",sal_amt,tgt_to_get,ytd_sales,remarks)</text:span></text:p>
      <text:p text:style-name="P1"><text:span text:style-name="T1">values('S00001', '</text:span><text:span text:style-name="T2">Kiran</text:span><text:span text:style-name="T3">','</text:span><text:span text:style-name="T4">A/14</text:span><text:span text:style-name="T5">','</text:span><text:span text:style-name="T6">Worli</text:span><text:span text:style-name="T7">','Bombay',</text:span><text:span text:style-name="T8">400002</text:span><text:span text:style-name="T9">,'MAH',</text:span><text:span text:style-name="T10">3000</text:span><text:span text:style-name="T11">,</text:span><text:span text:style-name="T12">100</text:span><text:span text:style-name="T13">,</text:span><text:span text:style-name="T14">50</text:span><text:span text:style-name="T15">,'Good');</text:span></text:p>
      <text:p text:style-name="P1"><text:span text:style-name="T15">insert into salesman_master(salesman_no, salesman_name,address1, address2,city,</text:span></text:p>
      <text:p text:style-name="P1"><text:span text:style-name="T15">pincode,"state",sal_amt,tgt_to_get,ytd_sales,remarks)</text:span></text:p>
      <text:p text:style-name="P1"><text:span text:style-name="T15">values('S00002', '</text:span><text:span text:style-name="T16">Manish</text:span><text:span text:style-name="T17">','</text:span><text:span text:style-name="T18">65</text:span><text:span text:style-name="T19">','</text:span><text:span text:style-name="T20">Nariman</text:span><text:span text:style-name="T21">','Bombay',</text:span><text:span text:style-name="T22">400001</text:span><text:span text:style-name="T23">,'MAH',</text:span><text:span text:style-name="T24">3000</text:span><text:span text:style-name="T25">,200,</text:span><text:span text:style-name="T26">100</text:span><text:span text:style-name="T27">,'Good');</text:span></text:p>
      <text:p text:style-name="P1"><text:span text:style-name="T27">insert into salesman_master(salesman_no, salesman_name,address1, address2,city,</text:span></text:p>
      <text:p text:style-name="P1"><text:span text:style-name="T27">pincode,"state",sal_amt,tgt_to_get,ytd_sales,remarks)</text:span></text:p>
      <text:p text:style-name="P1"><text:span text:style-name="T27">values('S00003', '</text:span><text:span text:style-name="T28">Ravi</text:span><text:span text:style-name="T29">','</text:span><text:span text:style-name="T30">P-7</text:span><text:span text:style-name="T31">','</text:span><text:span text:style-name="T32">Bandra</text:span><text:span text:style-name="T33">','Bombay',</text:span><text:span text:style-name="T34">400032</text:span><text:span text:style-name="T35">,'MAH',</text:span><text:span text:style-name="T36">3000</text:span><text:span text:style-name="T37">,200,</text:span><text:span text:style-name="T38">100</text:span><text:span text:style-name="T39">,'Good');</text:span></text:p>
      <text:p text:style-name="P1"><text:span text:style-name="T39">insert into salesman_master(salesman_no, salesman_name,address1, address2,city,</text:span></text:p>
      <text:p text:style-name="P1"><text:span text:style-name="T39">pincode,"state",sal_amt,tgt_to_get,ytd_sales,remarks)</text:span></text:p>
      <text:p text:style-name="P1"><text:span text:style-name="T39">values('S00004', 'Ashish','A/5','Juhu','Bombay',400044,'MAH',3500,200,150,'Good');</text:span></text:p>
      <text:p text:style-name="P1"><text:span text:style-name="T39"/></text:p>
      <text:p text:style-name="P1"><text:span text:style-name="T39">b.sales_order</text:span></text:p>
      <text:p text:style-name="P1"><text:span text:style-name="T39">INSERT INTO SALES_ORDER</text:span></text:p>
      <text:p text:style-name="P1"><text:span text:style-name="T39">VALUES ('O19001','12-JAN-2021','C00001','F','N','S00001','20-JAN-2021', 'in process');</text:span></text:p>
      <text:p text:style-name="P1"><text:span text:style-name="T39">INSERT INTO SALES_ORDER</text:span></text:p>
      <text:p text:style-name="P1"><text:span text:style-name="T39">VALUES ('O19002','25-JAN-2021','C00002','P','N','S00002','27-JAN-2021', 'Canceled');</text:span></text:p>
      <text:p text:style-name="P1"><text:span text:style-name="T39">INSERT INTO SALES_ORDER</text:span></text:p>
      <text:p text:style-name="P1"><text:span text:style-name="T39">VALUES ('O46865','18-FEB-2021','C00003','F','Y','S00003','20-FEB-2021', 'FullFilled');</text:span></text:p>
      <text:p text:style-name="P1"><text:span text:style-name="T39">INSERT INTO SALES_ORDER</text:span></text:p>
      <text:p text:style-name="P1"><text:span text:style-name="T39">VALUES ('O19003','03-APR-2021','C00001','F','Y','S00001','07-APR-2021', 'FullFilled');</text:span></text:p>
      <text:p text:style-name="P1"><text:span text:style-name="T39">INSERT INTO SALES_ORDER</text:span></text:p>
      <text:p text:style-name="P1"><text:span text:style-name="T39">VALUES ('O46866','20-MAY-2021','C00004','P','N','S00002','22-MAY-2021', 'Canceled');</text:span></text:p>
      <text:p text:style-name="P1"><text:span text:style-name="T39">INSERT INTO SALES_ORDER</text:span></text:p>
      <text:p text:style-name="P1"><text:span text:style-name="T39">VALUES ('O10008','24-MAY-2021','C00005','F','N','S00004','26-MAY-2021', 'in process');</text:span></text:p>
      <text:p text:style-name="P1"><text:span text:style-name="T39">c. sales_order_details</text:span></text:p>
      <text:p text:style-name="P1"><text:span text:style-name="T39"/></text:p>
      <text:p text:style-name="P1"><text:span text:style-name="T39">INSERT INTO SALES_ORDER_DETAILS</text:span></text:p>
      <text:p text:style-name="P1"><text:span text:style-name="T39">VALUES ('O19001','P00001',4,4,525);</text:span></text:p>
      <text:p text:style-name="P1"><text:span text:style-name="T39">INSERT INTO SALES_ORDER_DETAILS</text:span></text:p>
      <text:p text:style-name="P1"><text:span text:style-name="T39">VALUES ('O19001','P07965',2,1,8400);</text:span></text:p>
      <text:p text:style-name="P1"><text:span text:style-name="T39">INSERT INTO SALES_ORDER_DETAILS</text:span></text:p>
      <text:p text:style-name="P1"><text:span text:style-name="T39">VALUES ('O19001','P07885',2,1,5250);</text:span></text:p>
      <text:p text:style-name="P1"><text:span text:style-name="T39">INSERT INTO SALES_ORDER_DETAILS</text:span></text:p>
      <text:p text:style-name="P1"><text:span text:style-name="T39">VALUES ('O19002','P00001',10,0,525);</text:span></text:p>
      <text:p text:style-name="P1"><text:span text:style-name="T39">INSERT INTO SALES_ORDER_DETAILS</text:span></text:p>
      <text:p text:style-name="P1"><text:span text:style-name="T39">VALUES ('O46865','P07868',3,3,3150);</text:span></text:p>
      <text:p text:style-name="P1"><text:span text:style-name="T39">INSERT INTO SALES_ORDER_DETAILS</text:span></text:p>
      <text:p text:style-name="P1"><text:span text:style-name="T39">VALUES ('O46865','P07885',3,1,5250);</text:span></text:p>
      <text:p text:style-name="P1"><text:span text:style-name="T39">INSERT INTO SALES_ORDER_DETAILS</text:span></text:p>
      <text:p text:style-name="P1"><text:span text:style-name="T39">VALUES ('O46865','P00001',10,10,525);</text:span></text:p>
      <text:p text:style-name="P1"><text:span text:style-name="T39">INSERT INTO SALES_ORDER_DETAILS</text:span></text:p>
      <text:p text:style-name="P1"><text:span text:style-name="T39">VALUES ('O46865','P03453',4,4,1050);</text:span></text:p>
      <text:p text:style-name="P1"><text:span text:style-name="T39">INSERT INTO SALES_ORDER_DETAILS</text:span></text:p>
      <text:p text:style-name="P1"><text:span text:style-name="T39">VALUES ('O19003','P03453',2,2,1050);</text:span></text:p>
      <text:p text:style-name="P1"><text:span text:style-name="T39">INSERT INTO SALES_ORDER_DETAILS</text:span></text:p>
      <text:p text:style-name="P1"><text:span text:style-name="T39">VALUES ('O19003','P06734',1,1,12000);</text:span></text:p>
      <text:p text:style-name="P1"><text:span text:style-name="T39">INSERT INTO SALES_ORDER_DETAILS</text:span></text:p>
      <text:p text:style-name="P1"><text:span text:style-name="T39">VALUES ('O46866','P07965',1,0,8400);</text:span></text:p>
      <text:p text:style-name="P1"><text:span text:style-name="T39">INSERT INTO SALES_ORDER_DETAILS</text:span></text:p>
      <text:p text:style-name="P1"><text:span text:style-name="T39">VALUES ('O46866','P07975',1,0,1050);</text:span></text:p>
      <text:p text:style-name="P1"><text:span text:style-name="T39">INSERT INTO SALES_ORDER_DETAILS</text:span></text:p>
      <text:p text:style-name="P1"><text:span text:style-name="T39">VALUES ('O10008','P00001',10,5,525);</text:span></text:p>
      <text:p text:style-name="P1"><text:span text:style-name="T39">INSERT INTO SALES_ORDER_DETAILS</text:span></text:p>
      <text:p text:style-name="P1"><text:span text:style-name="T39">VALUES ('O10008','P07975',5,3,1050);</text:span></text:p>
      <text:p text:style-name="P1"><text:span text:style-name="T39"/></text:p>
      <text:p text:style-name="P1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